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8pt" style:font-size-complex="28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8pt" style:font-size-asian="40pt" style:font-size-complex="40pt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4pt" fo:font-style="italic" style:font-size-asian="32pt" style:font-style-asian="italic" style:font-size-complex="32pt" style:font-style-complex="italic"/>
    </style:style>
    <style:style style:name="T7" style:family="text">
      <style:text-properties fo:font-size="32pt" style:font-size-asian="44pt" style:font-size-complex="44pt"/>
    </style:style>
    <style:style style:name="T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style:font-name="Calibri2" style:font-name-asian="Calibri3" style:font-name-complex="Calibri3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fo:font-size="32pt" fo:font-style="italic" style:font-size-asian="44pt" style:font-style-asian="italic" style:font-size-complex="44pt" style:font-style-complex="italic"/>
    </style:style>
    <style:style style:name="T13" style:family="text">
      <style:text-properties fo:font-size="20pt" style:font-size-asian="26pt" style:font-size-complex="26pt"/>
    </style:style>
    <style:style style:name="T14" style:family="text">
      <style:text-properties fo:font-size="20pt" fo:font-style="italic" style:font-size-asian="26pt" style:font-style-asian="italic" style:font-size-complex="26pt" style:font-style-complex="italic"/>
    </style:style>
    <style:style style:name="T15" style:family="text">
      <style:text-properties fo:font-size="28pt" style:font-size-asian="40pt" style:font-size-complex="40pt"/>
    </style:style>
    <style:style style:name="T16" style:family="text">
      <style:text-properties style:text-position="33% 58%" fo:font-size="32pt" style:font-size-asian="44pt" style:font-size-complex="44pt"/>
    </style:style>
    <style:style style:name="T17" style:family="text">
      <style:text-properties fo:font-size="32pt" fo:font-style="normal" style:font-size-asian="44pt" style:font-style-asian="normal" style:font-size-complex="44pt" style:font-style-complex="normal"/>
    </style:style>
    <style:style style:name="T18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26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style:text-position="-33% 58%" fo:font-size="20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ann, von wem und in welchem Zusammenhang wurde erstmals die Idee formuliert, der Materie auch Welleneigenschaften zuzuordn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Hamilton in der ersten Hälfte des 19. Jahrhunderts: er wies auf eine Analogie zwischen geometrischer Optik und klassischer Newton-Mechanik hin, die darin besteht, dass beide mit einem identischen mathematischen Formalismus behandelt werden könn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Hamilton in der ersten Hälfte des 19. Jahrhunderts: er wies auf eine interessante Analogie zwischen geometrischer Optik und klassischer Newton-Mechanik hin, die darin besteht, dass beide mit einem identischen mathematischen Formalismus (dem einer aus der Hamilton-Jacobi-Theorie abgeleiteten Wellengleichung und der Eikonalgleichung) behandelt werden können.</text:p>
            </draw:text-box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In welcher speziellen Weise bedient sich die Hamilton-Jacobi-Theorie der Methode der kanonischen Transformatio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baut sie zu einem allgemeinen Lösungsverfahren au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3">Wirkungswellen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gen <text:tab/><text:tab/><text:tab/> definiert die Bedingung <text:span text:style-name="T3">W</text:span> = const eine feste Fläche im durch die Koordinaten <text:span text:style-name="T3">q</text:span><text:span text:style-name="T4">j</text:span> aufgespannten Konfigurationsraum, über die sich die Flächen <text:span text:style-name="T3">S</text:span> = const mit der Zeit hinwegschieben. Diese <text:span text:style-name="T3">S</text:span> = const-Flächen heißen Wirkungswellen</text:p>
          </draw:text-box>
        </draw:frame>
        <draw:frame draw:style-name="gr2" draw:text-style-name="P3" draw:layer="layout" svg:width="3.693cm" svg:height="1.033cm" svg:x="4.053cm" svg:y="8.83cm">
          <text:p/>
          <draw:object xlink:href="../bar%20p%20=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5">Welche Beziehungen bezüglich Betrag und Richtung bestehen zwischen Teilchengeschwindigkeit </text:span><text:span text:style-name="T6">v</text:span><text:span text:style-name="T5"> und Wellengeschwindigkeit </text:span><text:span text:style-name="T6">u</text:span><text:span text:style-name="T5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parallel und invers proportional</text:p>
          </draw:text-box>
        </draw:frame>
        <draw:frame draw:style-name="gr2" draw:text-style-name="P3" draw:layer="layout" svg:width="10.377cm" svg:height="2.192cm" svg:x="8.811cm" svg:y="12.403cm">
          <text:p/>
          <draw:object xlink:href="../Verhältnis%20Wellen-%20zu%20Teilchen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7">Formulieren Sie die Wellengleichung der Klassischen Mechanik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858cm" svg:height="2.521cm" svg:x="10.57cm" svg:y="9.239cm">
          <text:p/>
          <draw:object xlink:href="../Wellengleichung%20der%20Klassischen%20Mechani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die geometrische Optik gült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8">φ</text:span><text:span text:style-name="T9">0</text:span><text:span text:style-name="T10">(</text:span><text:span text:style-name="T11">r</text:span><text:span text:style-name="T10">) schwach ortsabhängig</text:span></text:p>
            <text:p><text:span text:style-name="T10">und</text:span></text:p>
            <text:p><text:span text:style-name="T10"/></text:p>
          </draw:text-box>
        </draw:frame>
        <draw:frame draw:style-name="gr2" draw:text-style-name="P3" draw:layer="layout" svg:width="16.664cm" svg:height="2.192cm" svg:x="5.667cm" svg:y="11.403cm">
          <text:p/>
          <draw:object xlink:href="../Annahme%20der%20geometrischen%20Optik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7">Wie lautet die </text:span><text:span text:style-name="T12">Eikonalgleichung</text:span><text:span text:style-name="T7"> der geometrischen Optik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7.056cm" svg:height="2.396cm" svg:x="10.471cm" svg:y="9.301cm">
          <text:p/>
          <draw:object xlink:href="../Eikonal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Eikona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3">Lichtw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3">Durch welche einfachen Beziehungen legen Impuls und Energie des Teilchens Frequenz und Wellenlänge der betreffenden Wirkungswelle fes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">E</text:span> = <text:span text:style-name="T3">h</text:span> <text:span text:style-name="T3">ν</text:span></text:p>
            <text:p><text:span text:style-name="T3"/></text:p>
            <text:p>sowie im Folgenden:</text:p>
            <text:p/>
            <text:p><text:span text:style-name="T3">λ</text:span> = <text:span text:style-name="T3">u</text:span>/<text:span text:style-name="T3">ν</text:span> = <text:span text:style-name="T3">E</text:span>/(<text:span text:style-name="T3">p</text:span> <text:span text:style-name="T3">ν</text:span>) = <text:span text:style-name="T3">h</text:span>/<text:span text:style-name="T3">p</text:span></text:p>
            <text:p/>
            <text:p>und somit</text:p>
          </draw:text-box>
        </draw:frame>
        <draw:frame draw:style-name="gr2" draw:text-style-name="P3" draw:layer="layout" svg:width="2.467cm" svg:height="1.836cm" svg:x="12.766cm" svg:y="15.381cm">
          <text:p/>
          <draw:object xlink:href="../Impuls%20zu%20Wellenlänge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pretieren Sie die zeitunabhängige Schrödinger-Gleichung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handelt sich hier bei der zeitunabhängigen Schrödinger-Gleichung um eine Eigenwertgleichung des Hamilton-Operators:</text:p>
          </draw:text-box>
        </draw:frame>
        <draw:frame draw:style-name="gr2" draw:text-style-name="P3" draw:layer="layout" svg:width="13.203cm" svg:height="2.465cm" svg:x="7.398cm" svg:y="6.867cm">
          <text:p/>
          <draw:object xlink:href="../zeitunabhängige%20Schrödinger-Gleichung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draw:layer="layout" svg:width="7.328cm" svg:height="2.235cm" svg:x="10.335cm" svg:y="12.382cm">
          <text:p/>
          <draw:object xlink:href="../Hamilton-Operator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Hamilton-Operator eines Teilche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7.328cm" svg:height="2.235cm" svg:x="10.335cm" svg:y="9.382cm">
          <text:p/>
          <draw:object xlink:href="../Hamilton-Oper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13">Welcher Operator ist beim Übergang von der zeitunabhängigen zur zeitabhängigen Schrödinger-Gleichung der Energievariablen </text:span><text:span text:style-name="T14">E</text:span><text:span text:style-name="T13"> zuzuord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4.282cm" svg:height="1.841cm" svg:x="11.858cm" svg:y="9.579cm">
          <text:p/>
          <draw:object xlink:href="../Operator%20der%20Energievariablen%20E%20beim%20Übergang%20von%20der%20zeitunabhängigen%20zur%20zeitabhängigen%20Schrödingergleichun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7">Wie kann man mit Hilfe der Wellenvorstellung der Materie die Bohrschen Postulate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7">Wie läßt sich die Wellenlänge einer Elektronenwelle experimentell bestim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groß muß die kinetische Energie eines Neutrons sein, damit seine Wellenlänge in die Größenordnung üblicher Gitterkonstanten ko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m Prinzip arbeitet das Elektronenmikrosko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7">Warum ist Neutronenbeugung besonders hilfreich bei der Untersuchung magnetischer Festkörp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5">Erläutern Sie die wichtigsten Unterschiede zwischen elektromagnetischen Wellen und Materie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äßt sich die Phasengeschwindigkeit einer Materiewelle me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13">Diskutieren Sie die Elektronenbeugung am Doppelspalt. Wie ändert sich die Intensitätsverteilung, wenn man die beiden Spalten nacheinander öff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13">Läßt sich beim Doppelspaltexperiment der Auftreffort eines einzelnen Elektrons auf dem Detektor vorhersagen? Welche Aussagen sind tatsächlich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7">Welche Gründe sprechen gegen eine direkte Identifikation des Elektrons als Wel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muß den Materiewellen zugesprochen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7">Interpretieren Sie die Wellenfunktion </text:span><text:span text:style-name="T12">ψ</text:span><text:span text:style-name="T7">(</text:span><text:span text:style-name="T12">r</text:span><text:span text:style-name="T7">, </text:span><text:span text:style-name="T12">t</text:span><text:span text:style-name="T7">) und ihr Betragsquadrat |</text:span><text:span text:style-name="T12">ψ</text:span><text:span text:style-name="T7">(</text:span><text:span text:style-name="T12">r</text:span><text:span text:style-name="T7">, </text:span><text:span text:style-name="T12">t</text:span><text:span text:style-name="T7">)|</text:span><text:span text:style-name="T16">2</text:span><text:span text:style-name="T7">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äßt sich die Schrödinger-Gleichung bewei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Wellenfunktion <text:span text:style-name="T3">ψ(r, t)</text:span> direkt meß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mathematischen Funktionen kommen als Wellenfunktionen überhaupt nur in Betrach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ahrscheinlichkeitsstromdicht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Wie lautet die Kontinuitätsgleichung der Wahrscheinlichkeit? Worin besteht ihre physikalische Aussag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mathematischen Typ ist die Schrödinger-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e ebene Welle? Warum bezeichnet man sie als <text:span text:style-name="T3">eben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n sich bei der ebenen Welle Phasen- und Gruppengeschwindig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3">Welche Aussagen lassen sich über Ort und Impuls eines Teilchens machen, wenn diesem eine ebene Welle als Wellenfunktion zugeordnet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Wellenpak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Mit welcher Geschwindigkeit kann in einem Wellenpaket Information transportier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darf die Phasengeschwindigkeit <text:span text:style-name="T3">u</text:span> auch größer als die Lichtgeschwindigkeit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13">Erläutern Sie anhand des einfachen, eindimensionalen Wellenpakets, warum Impuls und Ort eines durch diese Wellenfunktion beschriebenen Teilchens nicht gleichzeitig beliebig genau bekannt sein könne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rd durch die ebene Welle die Unbestimmtheitsrelation verletz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qualitativ das Breitfließen von Wellenpaket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pricht man im Zusammenhang mit Wellenpaketen von <text:span text:style-name="T3">Dispersio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rd das Breitfließen auch bei Paketen aus elektromagnetischen Wellen beobach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elcher Zusammenhang besteht zwischen dem Breitfließen und der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7">Wie hängen die Wellenfunktionen im Orts- und im Impulsraum</text:span><text:span text:style-name="T17">, </text:span><text:span text:style-name="T12">ψ(</text:span><text:span text:style-name="T18">r</text:span><text:span text:style-name="T12">, t)</text:span><text:span text:style-name="T7"> und <text:s text:c="2"/></text:span><text:span text:style-name="T12">(</text:span><text:span text:style-name="T18">p</text:span><text:span text:style-name="T12">, t)</text:span><text:span text:style-name="T7">,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26cm" svg:height="1.4cm" svg:x="14.806cm" svg:y="2.764cm">
          <text:p/>
          <draw:object xlink:href="../hat%20ps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wird | <text:s text:c="2"/><text:span text:style-name="T3">(</text:span><text:span text:style-name="T19">p</text:span><text:span text:style-name="T3">, t)</text:span>|<text:span text:style-name="T20">2</text:span> zugeschrieb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26cm" svg:height="1.4cm" svg:x="14.159cm" svg:y="1.964cm">
          <text:p/>
          <draw:object xlink:href="../hat%20psi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periodischen Randbeding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n über Ort und Impuls sind wirklich meß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Mittelwert <text:span text:style-name="T3">&lt;A(</text:span><text:span text:style-name="T19">r</text:span><text:span text:style-name="T3">)&gt;</text:span> mit Hilfe der Wellenfunktion <text:span text:style-name="T3">ψ(</text:span><text:span text:style-name="T19">r</text:span><text:span text:style-name="T3">, t)</text:span> bzw. <text:tab/> <text:span text:style-name="T3">(</text:span><text:span text:style-name="T19">p</text:span><text:span text:style-name="T3">, t)</text:span>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26cm" svg:height="1.4cm" svg:x="19.959cm" svg:y="2.758cm">
          <text:p/>
          <draw:object xlink:href="../hat%20ps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mittlere quadratische Schwankung definiert? Was sagt si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Operatorgestalt nimmt die dynamische Variable <text:span text:style-name="T3">Impuls</text:span> in der Ortsdarstellung a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mpulsdarstellung des Teilchenorts <text:span text:style-name="T19">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Ursache für die formale Äquivalenz von Impuls- und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Nach welcher Vorschrift wird der Erwartungswert </text:span><text:span text:style-name="T21">&lt;F&gt;</text:span><text:span text:style-name="T22">t</text:span><text:span text:style-name="T2"> der Observablen </text:span><text:span text:style-name="T21">F(</text:span><text:span text:style-name="T23">r</text:span><text:span text:style-name="T21">, </text:span><text:span text:style-name="T23">p</text:span><text:span text:style-name="T21">)</text:span><text:span text:style-name="T2"> im Orts- bzw. Impulsraum gebil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Kommutator zweier Operator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Wert hat der Kommutator <text:span text:style-name="T3">[z, p</text:span><text:span text:style-name="T4">z</text:span><text:span text:style-name="T3">]</text:span><text:span text:style-name="T4">−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6" draw:layer="layout" svg:width="25.199cm" svg:height="3.506cm" svg:x="1.4cm" svg:y="0.833cm" presentation:class="title" presentation:user-transformed="true">
          <draw:text-box>
            <text:p><text:span text:style-name="T13">Nach welcher Korrespondenzvorschrift erhält man aus einer klassischen Variablen </text:span><text:span text:style-name="T14">A(q</text:span><text:span text:style-name="T24">1</text:span><text:span text:style-name="T14">, . . . , q</text:span><text:span text:style-name="T24">s</text:span><text:span text:style-name="T14">, p</text:span><text:span text:style-name="T24">1</text:span><text:span text:style-name="T14">, . . . , p</text:span><text:span text:style-name="T24">s</text:span><text:span text:style-name="T14">)</text:span><text:span text:style-name="T13"> den zugehörigen quantenmechanischen Operato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ist der Energievariablen <text:span text:style-name="T3">E</text:span> zugeord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Ist die Korrespondenzvorschrift eindeutig bei einem Koordinatenwechs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Erläutern Sie die Mehrdeutigkeiten, die aus der Nicht-Vertauschbarkeit von Orts- und Impulsoperatoren resultieren. Wie behebt ma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15">Wie lautet der Hamilton-Operator eines geladenen Teilchens 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font-size="20pt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Sylfaen1" fo:font-family="Sylfaen" style:font-style-name="Regular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7-14T03:53:21.569000000</dc:date>
    <meta:document-statistic meta:object-count="294"/>
  </office:meta>
</office:document-meta>
</file>